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45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3.47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04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default-cell-style-name="ce4"/>
        <table:table-column table:style-name="co11" table:default-cell-style-name="ce4"/>
        <table:table-column table:style-name="co12" table:number-columns-repeated="1011" table:default-cell-style-name="Default"/>
        <table:table-row table:style-name="ro1">
          <table:table-cell/>
          <table:table-cell table:style-name="ce3" office:value-type="string">
            <text:p>host</text:p>
          </table:table-cell>
          <table:table-cell table:style-name="ce3" office:value-type="string">
            <text:p>hostgroup</text:p>
          </table:table-cell>
          <table:table-cell table:style-name="ce3" office:value-type="string">
            <text:p>hostdependencie</text:p>
          </table:table-cell>
          <table:table-cell table:style-name="ce3" office:value-type="string">
            <text:p>hostescalation</text:p>
          </table:table-cell>
          <table:table-cell table:style-name="ce3" office:value-type="string">
            <text:p>service</text:p>
          </table:table-cell>
          <table:table-cell table:style-name="ce3" office:value-type="string">
            <text:p>servicegroup</text:p>
          </table:table-cell>
          <table:table-cell table:style-name="ce3" office:value-type="string">
            <text:p>servicedependencie</text:p>
          </table:table-cell>
          <table:table-cell table:style-name="ce3" office:value-type="string">
            <text:p>serviceescaation</text:p>
          </table:table-cell>
          <table:table-cell table:style-name="ce3" office:value-type="string">
            <text:p>timeperiod</text:p>
          </table:table-cell>
          <table:table-cell table:style-name="ce3" office:value-type="string">
            <text:p>contact</text:p>
          </table:table-cell>
          <table:table-cell table:style-name="ce3" office:value-type="string">
            <text:p>contactgroup</text:p>
          </table:table-cell>
          <table:table-cell table:style-name="ce3" office:value-type="string">
            <text:p>command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alias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table:style-name="ce4" table:number-columns-repeated="1011"/>
        </table:table-row>
        <table:table-row table:style-name="ro2">
          <table:table-cell table:style-name="ce2" office:value-type="string">
            <text:p>check_comman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eck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eck_perio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mmand_line</text:p>
          </table:table-cell>
          <table:table-cell table:number-columns-repeated="11"/>
          <table:table-cell table:style-name="ce5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mmand_name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contact_group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ontact_nam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ontactgroup_name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ontactgroup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ontact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dependent_host_nam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dependent_service_description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first_notification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host_name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ost_notification_command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host_notification_option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host_notification_period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host_notifications_enabled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hostgroup_name</text:p>
          </table:table-cell>
          <table:table-cell/>
          <table:table-cell table:number-columns-repeated="4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ast_notificat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ax_check_attempt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tification_interval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otification_perio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try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vice_description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ervice_notification_command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ervice_notification_option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ervice_notification_period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ervice_notifications_enabled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ervicegroup_name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timeperiod_nam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d_coord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3d_coord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action_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act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addres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addressx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can_submit_commands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check_freshnes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contactgroup_members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>
            <text:p>dependency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dependent_hostgroup_nam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dependent_servicegroup_nam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display_nam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escalation_option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escalation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event_handler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event_handler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exclude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xecution_failure_crit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first_notification_delay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flap_detection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flap_detection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freshness_threshol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high_flap_threshol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hostgroup_members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hostgroup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hourly_valu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icon_imag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icon_image_al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inherits_pare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initial_stat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is_volatil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low_flap_threshold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members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>
            <text:p>minimum_value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notes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notes_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notification_failure_crit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notification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notification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obsess_over_host|obsess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obsess_over_service|obses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pager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parent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pass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process_perf_data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retain_nonstatus_inform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retain_status_inform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servicegroup_member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servicegroup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stalking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statusmap_image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2">
          <table:table-cell office:value-type="string">
            <text:p>vrml_image</text:p>
          </table:table-cell>
          <table:table-cell office:value-type="string">
            <text:p>X</text:p>
          </table:table-cell>
          <table:table-cell table:number-columns-repeated="1022"/>
        </table:table-row>
      </table:table>
      <table:table table:name="Tabelle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Tabelle1.A35:Tabelle1.M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18:5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Buck</meta:initial-creator>
    <meta:creation-date>2016-11-19T17:08:38.80</meta:creation-date>
    <dc:date>2016-11-19T18:52:33.84</dc:date>
    <dc:creator>Dirk Buck</dc:creator>
    <meta:editing-duration>PT1H28M33S</meta:editing-duration>
    <meta:editing-cycles>3</meta:editing-cycles>
    <meta:generator>OpenOffice/4.1.1$Win32 OpenOffice.org_project/411m6$Build-9775</meta:generator>
    <meta:document-statistic meta:table-count="3" meta:cell-count="262" meta:object-count="0"/>
  </office:meta>
</office:document-meta>
</file>